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89pt"/>
    </style:style>
    <style:style style:name="ro1" style:family="table-row">
      <style:table-row-properties style:row-height="43.7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21.4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39.4pt" fo:break-before="auto" style:use-optimal-row-height="false"/>
    </style:style>
    <style:style style:name="ro6" style:family="table-row">
      <style:table-row-properties style:row-height="28.26pt" fo:break-before="auto" style:use-optimal-row-height="false"/>
    </style:style>
    <style:style style:name="ro7" style:family="table-row">
      <style:table-row-properties style:row-height="29.1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able-cell-properties fo:background-color="#ff6600"/>
    </style:style>
    <style:style style:name="ce49" style:family="table-cell" style:parent-style-name="Default">
      <style:table-cell-properties fo:background-color="#ff3333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fo:background-color="transparent" style:vertical-align="middle"/>
    </style:style>
    <style:style style:name="ce67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fo:border="0.06pt solid #cccccc"/>
    </style:style>
    <style:style style:name="ce17" style:family="table-cell" style:parent-style-name="Default">
      <style:table-cell-properties fo:background-color="#99ff66" fo:border="0.06pt solid #cccccc"/>
    </style:style>
    <style:style style:name="ce18" style:family="table-cell" style:parent-style-name="Default">
      <style:table-cell-properties fo:background-color="#ffff99" fo:border="0.06pt solid #cccccc"/>
    </style:style>
    <style:style style:name="ce19" style:family="table-cell" style:parent-style-name="Default">
      <style:table-cell-properties fo:background-color="#ff6600" fo:border="0.06pt solid #cccccc"/>
    </style:style>
    <style:style style:name="ce20" style:family="table-cell" style:parent-style-name="Default">
      <style:table-cell-properties fo:background-color="#ff3333" fo:border="0.06pt solid #cccccc"/>
    </style:style>
    <style:style style:name="ce21" style:family="table-cell" style:parent-style-name="Default">
      <style:table-cell-properties fo:background-color="#00ccff" fo:border="0.06pt solid #cccccc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>
      <style:table-cell-properties fo:background-color="#ff3333" style:text-align-source="fix" style:repeat-content="false" style:vertical-align="automatic"/>
      <style:paragraph-properties fo:text-align="end" fo:margin-left="0pt"/>
    </style:style>
    <style:style style:name="ce27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30" style:family="table-cell" style:parent-style-name="Default">
      <style:table-cell-properties fo:background-color="#00ccff"/>
    </style:style>
    <style:style style:name="ce31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3333"/>
      <style:text-properties fo:color="#000000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00ccff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>
      <style:table-cell-properties style:vertical-align="automatic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6.1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ockerit" table:style-name="ta1">
        <table:table-column table:style-name="co1" table:default-cell-style-name="ce4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25" office:value-type="string" calcext:value-type="string" table:number-columns-spanned="2" table:number-rows-spanned="1">
            <text:p>BUGIT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867</text:p>
          </table:table-cell>
          <table:table-cell office:value-type="string" calcext:value-type="string">
            <text:p>fullViewRevision päättyy internal server erroriin</text:p>
          </table:table-cell>
          <table:table-cell table:number-columns-repeated="3"/>
          <table:table-cell office:value-type="string" calcext:value-type="string">
            <text:p>Alle 1htp? Ei saa toistettua</text:p>
          </table:table-cell>
          <table:table-cell table:style-name="ce52" office:value-type="string" calcext:value-type="string">
            <text:p>osittain (suurimmaksi osaksi Tomcat-ongelman kanssa sama ongelma)</text:p>
          </table:table-cell>
          <table:table-cell table:number-columns-repeated="1017"/>
        </table:table-row>
        <table:table-row table:style-name="ro2">
          <table:table-cell table:style-name="ce43" office:value-type="string" calcext:value-type="string">
            <text:p>#816 #626 #524 </text:p>
            <text:p>#675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#675 ja #626 done</text:p>
          </table:table-cell>
          <table:table-cell table:number-columns-repeated="2"/>
          <table:table-cell table:style-name="ce52" office:value-type="string" calcext:value-type="string">
            <text:p>1ht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580 #866 #865</text:p>
          </table:table-cell>
          <table:table-cell office:value-type="string" calcext:value-type="string">
            <text:p>Tomcat (muistin varaus -ongelmat)</text:p>
          </table:table-cell>
          <table:table-cell table:number-columns-repeated="3"/>
          <table:table-cell table:style-name="ce52" office:value-type="string" calcext:value-type="string">
            <text:p>??</text:p>
          </table:table-cell>
          <table:table-cell office:value-type="string" calcext:value-type="string">
            <text:p>8gb muistia riittäne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521</text:p>
          </table:table-cell>
          <table:table-cell office:value-type="string" calcext:value-type="string">
            <text:p>Samannimiset tiedostot</text:p>
          </table:table-cell>
          <table:table-cell table:number-columns-repeated="3"/>
          <table:table-cell table:style-name="ce52" office:value-type="string" calcext:value-type="string">
            <text:p>1-2htp</text:p>
          </table:table-cell>
          <table:table-cell office:value-type="string" calcext:value-type="string">
            <text:p>ratkaisuehdotus issuessa</text:p>
          </table:table-cell>
          <table:table-cell/>
          <table:table-cell office:value-type="string" calcext:value-type="string">
            <text:p>Mitkä metatiedot jätetään? Jos täytyy säilyttää study_attachment -revisionable molemmille, menee vaikeaksi, koska revisionable ja revisiot ovat <text:s/>llinkattu muihin revisioih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#269</text:p>
          </table:table-cell>
          <table:table-cell table:style-name="ce50" office:value-type="string" calcext:value-type="string">
            <text:p>Julkaisun lisääminen → uusi revisio</text:p>
          </table:table-cell>
          <table:table-cell table:style-name="ce50" table:number-columns-repeated="3"/>
          <table:table-cell table:style-name="ce54" office:value-type="string" calcext:value-type="string">
            <text:p>0,5htp</text:p>
          </table:table-cell>
          <table:table-cell table:style-name="ce50" office:value-type="string" calcext:value-type="string">
            <text:p>ratkaisuehdotus issuessa</text:p>
          </table:table-cell>
          <table:table-cell table:style-name="ce50" table:number-columns-repeated="1017"/>
        </table:table-row>
        <table:table-row table:style-name="ro3">
          <table:table-cell office:value-type="string" calcext:value-type="string">
            <text:p>#859</text:p>
          </table:table-cell>
          <table:table-cell office:value-type="string" calcext:value-type="string">
            <text:p>Revisiot eri tilassa cache / DB</text:p>
          </table:table-cell>
          <table:table-cell table:number-columns-repeated="3"/>
          <table:table-cell table:style-name="ce52" office:value-type="string" calcext:value-type="string">
            <text:p>1-2htp?</text:p>
          </table:table-cell>
          <table:table-cell office:value-type="string" calcext:value-type="string">
            <text:p>transaction alkaa → dataa muutetaan → cache evictataan → vanha data haetaan muualta tulleella kutsulla (transaktio ei ole commitannut) → cacheen jätetään haettu data → transaktio commitataan</text:p>
          </table:table-cell>
          <table:table-cell table:number-columns-repeated="1017"/>
        </table:table-row>
        <table:table-row table:style-name="ro3">
          <table:table-cell table:style-name="ce43" office:value-type="string" calcext:value-type="string">
            <text:p>#510</text:p>
          </table:table-cell>
          <table:table-cell table:style-name="ce50" office:value-type="string" calcext:value-type="string">
            <text:p>Kuvailujen eri kielten tallennus</text:p>
          </table:table-cell>
          <table:table-cell table:style-name="ce50" table:number-columns-repeated="3"/>
          <table:table-cell table:style-name="ce54" office:value-type="string" calcext:value-type="string">
            <text:p>1htp</text:p>
          </table:table-cell>
          <table:table-cell table:style-name="ce50" table:number-columns-repeated="1018"/>
        </table:table-row>
        <table:table-row table:style-name="ro3">
          <table:table-cell office:value-type="string" calcext:value-type="string">
            <text:p>#659</text:p>
          </table:table-cell>
          <table:table-cell office:value-type="string" calcext:value-type="string">
            <text:p>API Suorituskyky</text:p>
          </table:table-cell>
          <table:table-cell table:number-columns-repeated="1022"/>
        </table:table-row>
        <table:table-row table:style-name="ro3">
          <table:table-cell table:style-name="ce44"/>
          <table:table-cell table:number-columns-repeated="1023"/>
        </table:table-row>
        <table:table-row table:style-name="ro4">
          <table:table-cell table:style-name="ce25" office:value-type="string" calcext:value-type="string" table:number-columns-spanned="2" table:number-rows-spanned="1">
            <text:p>PENDING</text:p>
          </table:table-cell>
          <table:covered-table-cell/>
          <table:table-cell table:number-columns-repeated="1022"/>
        </table:table-row>
        <table:table-row table:style-name="ro2">
          <table:table-cell table:style-name="ce45" office:value-type="string" calcext:value-type="string">
            <text:p>#855</text:p>
          </table:table-cell>
          <table:table-cell office:value-type="string" calcext:value-type="string">
            <text:p>Epäonnistuneen requestin jälkeen rikkinäisiä viittauksia</text:p>
          </table:table-cell>
          <table:table-cell table:number-columns-repeated="1022"/>
        </table:table-row>
        <table:table-row table:style-name="ro2">
          <table:table-cell table:style-name="ce44"/>
          <table:table-cell table:number-columns-repeated="1023"/>
        </table:table-row>
        <table:table-row table:style-name="ro5">
          <table:table-cell table:style-name="ce25" office:value-type="string" calcext:value-type="string" table:number-columns-spanned="2" table:number-rows-spanned="1">
            <text:p>DOKUMENTAATIO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749</text:p>
          </table:table-cell>
          <table:table-cell office:value-type="string" calcext:value-type="string">
            <text:p>Dataconf konfiguraat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#750</text:p>
          </table:table-cell>
          <table:table-cell office:value-type="string" calcext:value-type="string">
            <text:p>Ohjeet subqueryn tekemiseen</text:p>
          </table:table-cell>
          <table:table-cell table:number-columns-repeated="3"/>
          <table:table-cell table:style-name="ce67" office:value-type="string" calcext:value-type="string" table:number-columns-spanned="1" table:number-rows-spanned="3">
            <text:p>1htp? Ei pitäisi olla </text:p>
            <text:p>Isoja hommi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782 #666</text:p>
          </table:table-cell>
          <table:table-cell office:value-type="string" calcext:value-type="string">
            <text:p>Datakonfiguraation muokkauksen vaikutus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791</text:p>
          </table:table-cell>
          <table:table-cell office:value-type="string" calcext:value-type="string">
            <text:p>rajoitteiden käyttöesimerkit (parent, children, named)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191</text:p>
          </table:table-cell>
          <table:table-cell office:value-type="string" calcext:value-type="string">
            <text:p>kts. Issue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46"/>
          <table:table-cell table:style-name="ce51" office:value-type="string" calcext:value-type="string">
            <text:p>resolved</text:p>
          </table:table-cell>
          <table:table-cell table:number-columns-repeated="1022"/>
        </table:table-row>
        <table:table-row table:style-name="ro7">
          <table:table-cell table:style-name="ce47"/>
          <table:table-cell table:style-name="ce51" office:value-type="string" calcext:value-type="string">
            <text:p>työn alla</text:p>
          </table:table-cell>
          <table:table-cell table:number-columns-repeated="1022"/>
        </table:table-row>
        <table:table-row table:style-name="ro7">
          <table:table-cell table:style-name="ce48"/>
          <table:table-cell table:style-name="ce51" office:value-type="string" calcext:value-type="string">
            <text:p>pending</text:p>
          </table:table-cell>
          <table:table-cell table:number-columns-repeated="1022"/>
        </table:table-row>
        <table:table-row table:style-name="ro7">
          <table:table-cell table:style-name="ce49"/>
          <table:table-cell table:style-name="ce51" office:value-type="string" calcext:value-type="string">
            <text:p>ei aloitettu</text:p>
          </table:table-cell>
          <table:table-cell table:number-columns-repeated="1022"/>
        </table:table-row>
      </table:table>
      <table:table table:name="Majorit" table:style-name="ta1">
        <table:table-column table:style-name="co2" table:default-cell-style-name="Default"/>
        <table:table-column table:style-name="co2" table:number-columns-repeated="2" table:default-cell-style-name="ce23"/>
        <table:table-column table:style-name="co2" table:default-cell-style-name="ce49"/>
        <table:table-column table:style-name="co2" table:number-columns-repeated="1020" table:default-cell-style-name="Default"/>
        <table:table-row table:style-name="ro8">
          <table:table-cell/>
          <table:table-cell table:style-name="ce16"/>
          <table:table-cell table:style-name="ce5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7"/>
          <table:table-cell table:style-name="ce51" office:value-type="string" calcext:value-type="string">
            <text:p>resolved</text:p>
          </table:table-cell>
          <table:table-cell table:style-name="Default"/>
          <table:table-cell table:number-columns-repeated="7"/>
          <table:table-cell office:value-type="string" calcext:value-type="string">
            <text:p>Data/kuvailun versionumeron tarkistus</text:p>
          </table:table-cell>
          <table:table-cell table:number-columns-repeated="1012"/>
        </table:table-row>
        <table:table-row table:style-name="ro8">
          <table:table-cell/>
          <table:table-cell table:style-name="ce18"/>
          <table:table-cell table:style-name="ce51" office:value-type="string" calcext:value-type="string">
            <text:p>työn alla</text:p>
          </table:table-cell>
          <table:table-cell table:style-name="Default"/>
          <table:table-cell table:number-columns-repeated="7"/>
          <table:table-cell office:value-type="string" calcext:value-type="string">
            <text:p>versioiden poisto admin/data-admin</text:p>
          </table:table-cell>
          <table:table-cell table:number-columns-repeated="1012"/>
        </table:table-row>
        <table:table-row table:style-name="ro8">
          <table:table-cell/>
          <table:table-cell table:style-name="ce19"/>
          <table:table-cell table:style-name="ce51" office:value-type="string" calcext:value-type="string">
            <text:p>pending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0"/>
          <table:table-cell table:style-name="ce51" office:value-type="string" calcext:value-type="string">
            <text:p>ei aloitettu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1"/>
          <table:table-cell table:style-name="ce51" office:value-type="string" calcext:value-type="string">
            <text:p>valmis?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6"/>
          <table:table-cell table:style-name="ce5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61" office:value-type="string" calcext:value-type="string">
            <text:p>Painoarvo</text:p>
          </table:table-cell>
          <table:table-cell table:style-name="ce61" office:value-type="string" calcext:value-type="string">
            <text:p>Tyyppi</text:p>
          </table:table-cell>
          <table:table-cell table:style-name="ce66"/>
          <table:table-cell table:number-columns-repeated="1020"/>
        </table:table-row>
        <table:table-row table:style-name="ro8"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backend</text:p>
          </table:table-cell>
          <table:table-cell table:style-name="ce26" office:value-type="float" office:value="870" calcext:value-type="float">
            <text:p>870</text:p>
          </table:table-cell>
          <table:table-cell office:value-type="string" calcext:value-type="string">
            <text:p>Metka virhe tuottaa suuren määrän loke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857" calcext:value-type="float">
            <text:p>857</text:p>
          </table:table-cell>
          <table:table-cell office:value-type="string" calcext:value-type="string">
            <text:p>Jos GUI-elementille antaa permission arvon peittyy se kaikilta käyttäjiltä elementistä huolimatta.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809" calcext:value-type="float">
            <text:p>809</text:p>
          </table:table-cell>
          <table:table-cell office:value-type="string" calcext:value-type="string">
            <text:p>Konfiguraatioiden muokkaus ei muokkaa json-tiedostoj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798" calcext:value-type="float">
            <text:p>798</text:p>
          </table:table-cell>
          <table:table-cell office:value-type="string" calcext:value-type="string">
            <text:p>Datakonfiguraatio, viittausta ei voi luoda, jos “ohita poistetut” tai “vain hyv.”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2" calcext:value-type="float">
            <text:p>772</text:p>
          </table:table-cell>
          <table:table-cell table:style-name="ce15" office:value-type="string" calcext:value-type="string">
            <text:p>Datakonf, antaa määrittää saman avaimen usealle kentälle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8" calcext:value-type="float">
            <text:p>758</text:p>
          </table:table-cell>
          <table:table-cell table:style-name="ce15" office:value-type="string" calcext:value-type="string">
            <text:p>eksperttihaku, virhehaku, ei toimi kentällä study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2" calcext:value-type="float">
            <text:p>752</text:p>
          </table:table-cell>
          <table:table-cell table:style-name="ce15" office:value-type="string" calcext:value-type="string">
            <text:p>Eksperttihaku julkaisuista ei toimi publicationyear, publicationid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1" calcext:value-type="float">
            <text:p>751</text:p>
          </table:table-cell>
          <table:table-cell table:style-name="ce15" office:value-type="string" calcext:value-type="string">
            <text:p>Eksperttihaku ei toimi mappien kentällä binderid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8" office:value-type="string" calcext:value-type="string">
            <text:p>806 575 399</text:p>
          </table:table-cell>
          <table:table-cell office:value-type="string" calcext:value-type="string">
            <text:p>Siirryttäessä luonnokseen englanninkieliset ja ruots…</text:p>
          </table:table-cell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718 517</text:p>
          </table:table-cell>
          <table:table-cell office:value-type="string" calcext:value-type="string">
            <text:p>Kaikkia käyttöliittymätekstejä ei löydy käännettäväksi konfiguraatio- tai uiLocalization -tiedostoista</text:p>
          </table:table-cell>
          <table:table-cell table:number-columns-repeated="5"/>
          <table:table-cell table:style-name="ce39"/>
          <table:table-cell table:style-name="ce40"/>
          <table:table-cell table:style-name="ce39" table:number-columns-repeated="2"/>
          <table:table-cell table:number-columns-repeated="1010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79" calcext:value-type="float">
            <text:p>779</text:p>
          </table:table-cell>
          <table:table-cell office:value-type="string" calcext:value-type="string">
            <text:p>Virheilmoitukset, rikkinäinen viittaus</text:p>
          </table:table-cell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8" office:value-type="float" office:value="742" calcext:value-type="float">
            <text:p>742</text:p>
          </table:table-cell>
          <table:table-cell office:value-type="string" calcext:value-type="string">
            <text:p>GUI: käli ei aina päivity julkaisujen osalta</text:p>
          </table:table-cell>
          <table:table-cell table:number-columns-repeated="5"/>
          <table:table-cell table:style-name="ce39" table:number-columns-repeated="4"/>
          <table:table-cell table:number-columns-repeated="3"/>
          <table:table-cell table:style-name="ce41"/>
          <table:table-cell table:number-columns-repeated="1006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41" calcext:value-type="float">
            <text:p>741</text:p>
          </table:table-cell>
          <table:table-cell office:value-type="string" calcext:value-type="string">
            <text:p>Lataa-napin takaa saatava JSON ei sisällä taulukkorakenteiden dataa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30" office:value-type="float" office:value="736" calcext:value-type="float">
            <text:p>736</text:p>
          </table:table-cell>
          <table:table-cell office:value-type="string" calcext:value-type="string">
            <text:p>Käännösten erikseen hyväksyntä</text:p>
          </table:table-cell>
          <table:table-cell table:number-columns-repeated="5"/>
          <table:table-cell table:style-name="ce39" table:number-columns-repeated="2"/>
          <table:table-cell table:style-name="ce39"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70" calcext:value-type="float">
            <text:p>570</text:p>
          </table:table-cell>
          <table:table-cell office:value-type="string" calcext:value-type="string">
            <text:p>Lomakehaku ei löydä kaikkia aineistoja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Ison datatiedoston lisäyksessä ongelma</text:p>
          </table:table-cell>
          <table:table-cell table:number-columns-repeated="5"/>
          <table:table-cell table:style-name="ce39" table:number-columns-repeated="2"/>
          <table:table-cell office:value-type="string" calcext:value-type="string">
            <text:p>Ei pysty kokeilemaa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60" calcext:value-type="float">
            <text:p>560</text:p>
          </table:table-cell>
          <table:table-cell office:value-type="string" calcext:value-type="string">
            <text:p>Jos samalle sarjalyhenteelle on olemassa kaksi sarjaa (toinen hyväksytty ja toinen luonnos), ei kertaalleen hyväksyttyä sarjaa pysty enää muokkamaan ja hyväksymään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58" calcext:value-type="float">
            <text:p>458</text:p>
          </table:table-cell>
          <table:table-cell office:value-type="string" calcext:value-type="string">
            <text:p>Vastausprosentti-kenttää ei kuulu olla kvaliaineisto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19" calcext:value-type="float">
            <text:p>419</text:p>
          </table:table-cell>
          <table:table-cell office:value-type="string" calcext:value-type="string">
            <text:p>Julkaisun liittäminen sarjaan ei toimi odotetu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06" calcext:value-type="float">
            <text:p>406</text:p>
          </table:table-cell>
          <table:table-cell office:value-type="string" calcext:value-type="string">
            <text:p>Metkan oikeassa yläkulmassa oleva aineistonumerohaku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9" calcext:value-type="float">
            <text:p>829</text:p>
          </table:table-cell>
          <table:table-cell table:style-name="ce15" office:value-type="string" calcext:value-type="string">
            <text:p>Rajoitteet releas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7" calcext:value-type="float">
            <text:p>827</text:p>
          </table:table-cell>
          <table:table-cell table:style-name="ce15" office:value-type="string" calcext:value-type="string">
            <text:p>Rajoitteet claim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6" calcext:value-type="float">
            <text:p>826</text:p>
          </table:table-cell>
          <table:table-cell table:style-name="ce15" office:value-type="string" calcext:value-type="string">
            <text:p>Rajoitteet restor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796" calcext:value-type="float">
            <text:p>796</text:p>
          </table:table-cell>
          <table:table-cell table:style-name="ce15" office:value-type="string" calcext:value-type="string">
            <text:p>Oikeudet, basic-user pystyy indeksoimaan revisiot API:n ka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723" calcext:value-type="float">
            <text:p>723</text:p>
          </table:table-cell>
          <table:table-cell office:value-type="string" calcext:value-type="string">
            <text:p>Käytetään jQueryä (päivitys uudempaan versioon, 2.1.2. vanhentunut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722" calcext:value-type="float">
            <text:p>722</text:p>
          </table:table-cell>
          <table:table-cell office:value-type="string" calcext:value-type="string">
            <text:p>Luonnos → hyväksytty -ongelma, muuttuja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53" calcext:value-type="float">
            <text:p>653</text:p>
          </table:table-cell>
          <table:table-cell office:value-type="string" calcext:value-type="string">
            <text:p>DDI – Metkan tuottama DDI-tiedosto ei validoid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DDI export: kentät nation ja resIntru eivät tule DDI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Revisionable-taulun study_id-kenttä ei päivity kun muutetaan studyid-tietoa APIn kautta</text:p>
          </table:table-cell>
          <table:table-cell table:number-columns-repeated="7"/>
          <table:table-cell office:value-type="string" calcext:value-type="string">
            <text:p>Luontiin mukaan studyid mahdollisuus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Käyttäjä kirjautuu ulos metkasta, mutta ei sammuta selainta. Toinen käyttäjä yrittää kirjautua metkaann omilla tunnuksillaan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7" office:value-type="float" office:value="552" calcext:value-type="float">
            <text:p>552</text:p>
          </table:table-cell>
          <table:table-cell office:value-type="string" calcext:value-type="string">
            <text:p>JSON-tiedostojen muokkaukset, jotka aiheuttavat muutoksia aineistojen metatietoihin, eivät aiheuta kuvailuversionumeron muuttum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DDI Export: kenttiä puuttuu: altTitle, na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eruskäyttäjä pystyy poistamaan luonnostilaisia tyhjiä aineistovirheitä painamalla Hyväksy-nappi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500" calcext:value-type="float">
            <text:p>500</text:p>
          </table:table-cell>
          <table:table-cell office:value-type="string" calcext:value-type="string">
            <text:p>API: Olemassa olevaa aineistoa ei voi tuoda metkaan sille jo annetulla tunnisteella (FSDxxxx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43" calcext:value-type="float">
            <text:p>443</text:p>
          </table:table-cell>
          <table:table-cell office:value-type="string" calcext:value-type="string">
            <text:p>Mappien hakulomakkeella katkaisumerkin (*) käyttäminen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12" calcext:value-type="float">
            <text:p>412</text:p>
          </table:table-cell>
          <table:table-cell office:value-type="string" calcext:value-type="string">
            <text:p>Aineiston hakulomake – Käsittelijä-kentt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395" calcext:value-type="float">
            <text:p>395</text:p>
          </table:table-cell>
          <table:table-cell office:value-type="string" calcext:value-type="string">
            <text:p>Aineiston tiedostoliitteitä ei voi poistaa peruskäyttäjän tunnuk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siasanastot ja asiasanat riippuvat käytetystä kielestä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808" calcext:value-type="float">
            <text:p>808</text:p>
          </table:table-cell>
          <table:table-cell office:value-type="string" calcext:value-type="string">
            <text:p>Versioitujen konffien voimaantulost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4" calcext:value-type="float">
            <text:p>784</text:p>
          </table:table-cell>
          <table:table-cell table:style-name="ce15" office:value-type="string" calcext:value-type="string">
            <text:p>Datakonf, olemattoman poisto-oikeuden lisääminen estää muokkaksen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3" calcext:value-type="float">
            <text:p>783</text:p>
          </table:table-cell>
          <table:table-cell table:style-name="ce15" office:value-type="string" calcext:value-type="string">
            <text:p>Datakonf, rikkinäinen konfiguraatio ei ilmoita itsestään.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0" calcext:value-type="float">
            <text:p>780</text:p>
          </table:table-cell>
          <table:table-cell table:style-name="ce15" office:value-type="string" calcext:value-type="string">
            <text:p>Datakonf, oletusarvot eivät ole automaattisesti valittun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8" calcext:value-type="float">
            <text:p>778</text:p>
          </table:table-cell>
          <table:table-cell table:style-name="ce15" office:value-type="string" calcext:value-type="string">
            <text:p>Datakonf, viittauksen kohde, viiva vaikka valittu(?)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31" office:value-type="float" office:value="728" calcext:value-type="float">
            <text:p>728</text:p>
          </table:table-cell>
          <table:table-cell table:style-name="ce15" office:value-type="string" calcext:value-type="string">
            <text:p>Misc-json -konfiguraation hallinnointi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456" calcext:value-type="float">
            <text:p>456</text:p>
          </table:table-cell>
          <table:table-cell office:value-type="string" calcext:value-type="string">
            <text:p>Kuvailun versiotietojen pitäisi olla pakollisest, nyt ei ole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431" calcext:value-type="float">
            <text:p>431</text:p>
          </table:table-cell>
          <table:table-cell table:style-name="ce15" office:value-type="string" calcext:value-type="string">
            <text:p>GUI konffi ongelma, kun haluaa tutkimuksen aikaulottuvuudet merkityiksi pakollisiksi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06" calcext:value-type="float">
            <text:p>706</text:p>
          </table:table-cell>
          <table:table-cell table:style-name="ce15" office:value-type="string" calcext:value-type="string">
            <text:p>Vaatimus-excel: 38 - Käyttöliittymässä on eksperttihaku, ja hakulauseen voi tallentaa kuvauksen ker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711 646 640 639</text:p>
          </table:table-cell>
          <table:table-cell office:value-type="string" calcext:value-type="string">
            <text:p>Aineistoa ei voi valita pudotusvalikon kautta</text:p>
          </table:table-cell>
          <table:table-cell table:number-columns-repeated="7"/>
          <table:table-cell office:value-type="string" calcext:value-type="string">
            <text:p>Onko toive vai vaatimus? <text:s/>Näppäimistöltä eka merkki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492 491</text:p>
          </table:table-cell>
          <table:table-cell office:value-type="string" calcext:value-type="string">
            <text:p>Aineistojen virheet: haku aineiston numerolla ei tuota hakutul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43" calcext:value-type="float">
            <text:p>843</text:p>
          </table:table-cell>
          <table:table-cell office:value-type="string" calcext:value-type="string">
            <text:p>Käyttöliittymä ilmoitti aineistolle eri tilan kuin AP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10" calcext:value-type="float">
            <text:p>810</text:p>
          </table:table-cell>
          <table:table-cell office:value-type="string" calcext:value-type="string">
            <text:p>Hakutulosten listaukset eivät kerro mitään mapilla, julkaisulla, study_variable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3" calcext:value-type="float">
            <text:p>803</text:p>
          </table:table-cell>
          <table:table-cell office:value-type="string" calcext:value-type="string">
            <text:p>Virheilmoitukset, virheissä näkyy JSON-avain eikä otsikko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2" calcext:value-type="float">
            <text:p>802</text:p>
          </table:table-cell>
          <table:table-cell office:value-type="string" calcext:value-type="string">
            <text:p>Revisioiden vertailussa näkyviin JSON-avaimet</text:p>
          </table:table-cell>
          <table:table-cell table:number-columns-repeated="4"/>
          <table:table-cell table:style-name="ce38"/>
          <table:table-cell table:number-columns-repeated="1014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1" calcext:value-type="float">
            <text:p>801</text:p>
          </table:table-cell>
          <table:table-cell office:value-type="string" calcext:value-type="string">
            <text:p>Revisiohistoriassa ei ole julkaisupäivämäär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86" calcext:value-type="float">
            <text:p>786</text:p>
          </table:table-cell>
          <table:table-cell office:value-type="string" calcext:value-type="string">
            <text:p>Virheilmoitukset, rajoite estää hyväksymisen, puuttuu 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englanninkielisten tekstien ongelma</text:p>
          </table:table-cell>
          <table:table-cell table:number-columns-repeated="7"/>
          <table:table-cell office:value-type="string" calcext:value-type="string">
            <text:p>* 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12" calcext:value-type="float">
            <text:p>712</text:p>
          </table:table-cell>
          <table:table-cell office:value-type="string" calcext:value-type="string">
            <text:p>Revisiohistoria ei näytä kaikkia muutoksia esim. Versiotietojen muutokset eivät näy revisiohistoriassa oike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694" calcext:value-type="float">
            <text:p>694</text:p>
          </table:table-cell>
          <table:table-cell office:value-type="string" calcext:value-type="string">
            <text:p>Jos aineisto on hyväksytty, muuttujaryhmien tekstejä ei pysty tarkastelem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651" calcext:value-type="float">
            <text:p>651</text:p>
          </table:table-cell>
          <table:table-cell office:value-type="string" calcext:value-type="string">
            <text:p>Tallentamaton muuttujaryhmä näkyy muuttujien ryhmitellyssä näkymässä</text:p>
          </table:table-cell>
          <table:table-cell table:number-columns-repeated="7"/>
          <table:table-cell office:value-type="string" calcext:value-type="string">
            <text:p>Korjaus issuen #551 indikoimaan ongelmaan aiheuttaa nyt sen, että käyttäjää informoidaan, jos hän on poistumassa esim. muuttujanäkymästä tallentamatta muutoksia. Näin ollen käyttäjä ei voi enää erehtyä luulemaan tallentamattomia tietoja tallennetuiksi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8" office:value-type="float" office:value="630" calcext:value-type="float">
            <text:p>630</text:p>
          </table:table-cell>
          <table:table-cell office:value-type="string" calcext:value-type="string">
            <text:p>Muuttujien ryhmät tilapäisesti huk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627" calcext:value-type="float">
            <text:p>627</text:p>
          </table:table-cell>
          <table:table-cell office:value-type="string" calcext:value-type="string">
            <text:p>Tekijätiedot sisältävä pop up -ikkuna aukesi puutteellisena</text:p>
          </table:table-cell>
          <table:table-cell/>
          <table:table-cell table:style-name="ce82"/>
          <table:table-cell table:number-columns-repeated="5"/>
          <table:table-cell office:value-type="string" calcext:value-type="string">
            <text:p>Resolved, ei ole toistunut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Jos käyttäjä avaa mapista luonnoksen ja painaa sulje-nappia, välillä tyhjä rivi välillä avoin luonnos välillä molemmat</text:p>
          </table:table-cell>
          <table:table-cell table:number-columns-repeated="7"/>
          <table:table-cell office:value-type="string" calcext:value-type="string">
            <text:p>* ??? Ei pysty kokeilemaa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Yhteenkytkettyjen pudotusvalikkojen tietojen päivittymisongelma</text:p>
          </table:table-cell>
          <table:table-cell table:number-columns-repeated="7"/>
          <table:table-cell office:value-type="string" calcext:value-type="string">
            <text:p>* ??? Ei pysty kokeilemaa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61" calcext:value-type="float">
            <text:p>561</text:p>
          </table:table-cell>
          <table:table-cell office:value-type="string" calcext:value-type="string">
            <text:p>Aineistosta muutettiin vain asiasanoja ja silti revisiohistoriassa näkyi tiedostoliitteiden muuto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0" office:value-type="float" office:value="542" calcext:value-type="float">
            <text:p>542</text:p>
          </table:table-cell>
          <table:table-cell office:value-type="string" calcext:value-type="string">
            <text:p>Eksperttihaku toimii epävarma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uokkaa muuttujaa -näytöllä yksittäisen tekstin lisääminen siirtää focuksen alla olevaan ikkunaan, vaikka pitäisi pysyä auki olemassa pop up -ikkunassa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uuttujien frekvensseissä tulee myös näyttää ne luokat, joissa ei ole havaintoja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03" calcext:value-type="float">
            <text:p>503</text:p>
          </table:table-cell>
          <table:table-cell office:value-type="string" calcext:value-type="string">
            <text:p>Käyttöliittymä: Aineiston laatu -kentän muokkaamismahdollisuus sattumanvara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71" calcext:value-type="float">
            <text:p>471</text:p>
          </table:table-cell>
          <table:table-cell office:value-type="string" calcext:value-type="string">
            <text:p>Kopioimalla tekstiä wordistä abstraktiin tulee mukana muotoilu- ja asetteluinformaatiota, joka näkyy html-näkymässä ja kannassa</text:p>
          </table:table-cell>
          <table:table-cell table:number-columns-repeated="9"/>
          <table:table-cell table:style-name="ce46" office:value-type="string" calcext:value-type="string">
            <text:p>Paste as plain text?</text:p>
          </table:table-cell>
          <table:table-cell table:number-columns-repeated="100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70" calcext:value-type="float">
            <text:p>470</text:p>
          </table:table-cell>
          <table:table-cell office:value-type="string" calcext:value-type="string">
            <text:p>Jos eksperttihaun tuloksena on muuttuja, ei tätä hakutulosta klikkaamalla tapahdu mi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55" calcext:value-type="float">
            <text:p>455</text:p>
          </table:table-cell>
          <table:table-cell office:value-type="string" calcext:value-type="string">
            <text:p>Jos eksperttihaun tuloksena on tiedosto, ei tätä hakutulosta klikkaamalla pääse mihink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atassa muuttujan selitteessä olevat “-merkit muuttuneet metkaan tuonnin yhteydessä erikoisiksi</text:p>
          </table:table-cell>
          <table:table-cell table:number-columns-repeated="7"/>
          <table:table-cell office:value-type="string" calcext:value-type="string">
            <text:p>DDI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3" office:value-type="float" office:value="434" calcext:value-type="float">
            <text:p>434</text:p>
          </table:table-cell>
          <table:table-cell office:value-type="string" calcext:value-type="string">
            <text:p>Virheiden lisääminen niiden välilehden kautta on hankalaa, koska aineisto valitaan numeron perustee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3" office:value-type="float" office:value="433" calcext:value-type="float">
            <text:p>433</text:p>
          </table:table-cell>
          <table:table-cell office:value-type="string" calcext:value-type="string">
            <text:p>Virheen lisääminen ei onnistu Aineisti – Virheet-välilehdel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30" calcext:value-type="float">
            <text:p>430</text:p>
          </table:table-cell>
          <table:table-cell office:value-type="string" calcext:value-type="string">
            <text:p>Henkilöön liittyvän organisaation lisäämisessä ongelma</text:p>
          </table:table-cell>
          <table:table-cell table:number-columns-repeated="7"/>
          <table:table-cell office:value-type="string" calcext:value-type="string">
            <text:p>Minulla toimii oikei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26" calcext:value-type="float">
            <text:p>426</text:p>
          </table:table-cell>
          <table:table-cell office:value-type="string" calcext:value-type="string">
            <text:p>Muuttujien ryhmittely</text:p>
          </table:table-cell>
          <table:table-cell table:number-columns-repeated="7"/>
          <table:table-cell office:value-type="string" calcext:value-type="string">
            <text:p>Ei tehdä? Kannattaisiko tallennus tehdä vasta lopuksi eli kun kaikki muuttujat on ryhmitelty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18" calcext:value-type="float">
            <text:p>418</text:p>
          </table:table-cell>
          <table:table-cell office:value-type="string" calcext:value-type="string">
            <text:p>Virheellinen tiedostoliitteen lisäysikkuna</text:p>
          </table:table-cell>
          <table:table-cell table:number-columns-repeated="7"/>
          <table:table-cell office:value-type="string" calcext:value-type="string">
            <text:p>sama kuin 627? Ei toistunut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uuttujista puuttuu selaustoiminnallisuus edeltävään ja seuraavaan muuttujaan</text:p>
          </table:table-cell>
          <table:table-cell table:number-columns-repeated="7"/>
          <table:table-cell office:value-type="string" calcext:value-type="string">
            <text:p>Ei tehdä? Onko toive vai vaatimus? 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04" calcext:value-type="float">
            <text:p>404</text:p>
          </table:table-cell>
          <table:table-cell office:value-type="string" calcext:value-type="string">
            <text:p>Aineiston kuvailu-välilehdellä ei ole expand all/collapse all -toiminnallisuutt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tka ei kysy datan versionumeroa datatiedoston lisäämisen yhteydessä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9" office:value-type="string" calcext:value-type="string">
            <text:p>558 478</text:p>
          </table:table-cell>
          <table:table-cell office:value-type="string" calcext:value-type="string">
            <text:p>Ei toimi näin: Käyttöehdon muutospvm- ja käyttöehto muutospvm:n jälkeen ovat yhtäaikaa pakollisia, toinen ei voi puuttu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2" office:value-type="string" calcext:value-type="string">
            <text:p>449 448</text:p>
          </table:table-cell>
          <table:table-cell office:value-type="string" calcext:value-type="string">
            <text:p>Poistettu julkaisu jää osaksi hyväksyttyä aineisto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864" calcext:value-type="float">
            <text:p>864</text:p>
          </table:table-cell>
          <table:table-cell office:value-type="string" calcext:value-type="string">
            <text:p>Metka kaatui muistin loppumiseen kesken massa-aj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Virhe massapäivitystä ajaessa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800" calcext:value-type="float">
            <text:p>800</text:p>
          </table:table-cell>
          <table:table-cell table:style-name="ce15" office:value-type="string" calcext:value-type="string">
            <text:p>Mapit, tyhjiä luonnoksia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4" office:value-type="float" office:value="755" calcext:value-type="float">
            <text:p>755</text:p>
          </table:table-cell>
          <table:table-cell table:style-name="ce15" office:value-type="string" calcext:value-type="string">
            <text:p>Eksperttihaku löytää poistettuja tie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745" calcext:value-type="float">
            <text:p>745</text:p>
          </table:table-cell>
          <table:table-cell table:style-name="ce15" office:value-type="string" calcext:value-type="string">
            <text:p>enkku biblcit päivittyy heti, kun suomi biblcit päivittyy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Metka ei kysy/ei ole paikkaa merkitä tehdäänkö datasta uusi muuttujakuvaus</text:p>
          </table:table-cell>
          <table:table-cell table:number-columns-repeated="7"/>
          <table:table-cell office:value-type="string" calcext:value-type="string">
            <text:p>Lasse? Tämä oli sovittu toisin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631" calcext:value-type="float">
            <text:p>631</text:p>
          </table:table-cell>
          <table:table-cell office:value-type="string" calcext:value-type="string">
            <text:p>API: claimRevision ei anna JSON-virhettä vaan nostaa poikkeuksen, jos kohteena on revisio, jota ei ole olemass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7" office:value-type="float" office:value="624" calcext:value-type="float">
            <text:p>624</text:p>
          </table:table-cell>
          <table:table-cell office:value-type="string" calcext:value-type="string">
            <text:p>AMQP-viestit: kaikkia heräteviestejä ei ole implementoitu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4" office:value-type="float" office:value="620" calcext:value-type="float">
            <text:p>620</text:p>
          </table:table-cell>
          <table:table-cell table:style-name="ce15" office:value-type="string" calcext:value-type="string">
            <text:p>Julkaisut-lomakehaussa toimimattomuutta</text:p>
          </table:table-cell>
          <table:table-cell table:number-columns-repeated="9"/>
          <table:table-cell office:value-type="string" calcext:value-type="string">
            <text:p>käsittelijä-kentän tarkoitus</text:p>
          </table:table-cell>
          <table:table-cell table:number-columns-repeated="100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6" calcext:value-type="float">
            <text:p>616</text:p>
          </table:table-cell>
          <table:table-cell office:value-type="string" calcext:value-type="string">
            <text:p>DDI export: sampProc-kentän kappalejaot näyttävät tältä &amp;lt;p&gt;&amp;amp;nbsp; ja &amp;lt;/p&gt; kun pitäisi olla tavalliset p-tagi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DDI Export – samProc-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DDI export: geogCover-kenttään piti kopioida tiedot myös nation-kentä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3" calcext:value-type="float">
            <text:p>613</text:p>
          </table:table-cell>
          <table:table-cell office:value-type="string" calcext:value-type="string">
            <text:p>DDI Export - &amp;nbsp; &lt;:n tila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DDI export: turhia välilyöntejä konkatenoidussa organisaationime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DI export: jos muu tekijä on organisaatio, sen tietoja ei tule xml-dokumentt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0" calcext:value-type="float">
            <text:p>610</text:p>
          </table:table-cell>
          <table:table-cell office:value-type="string" calcext:value-type="string">
            <text:p>DDI export: merkki &lt; muuttuu &amp;lt; esim. &lt;br&gt; sijaan lukee &amp;lt;br&gt;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8" office:value-type="float" office:value="600" calcext:value-type="float">
            <text:p>600</text:p>
          </table:table-cell>
          <table:table-cell office:value-type="string" calcext:value-type="string">
            <text:p>Hyväksynnäss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DDI export: kentässä IDNo pitäisi olla vain numero ja teksti FSD attribuutissa agenc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DDI export: tieto liittyvästä aineistosta ei tule DDI: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PI: APIn palauttamista virheviesteistä puuttuu toisinaan tarkempi kuvaus virhee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uuttujien frekvenssit: jos jokin luokka on määritelty puuttuvaksi tiedoksi, se kuitenkin näkyy frekvensseistä kuin se ei olisi puuttuvaa tiet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DI Export: muiden tekijöiden organisaatiot eivät tule muk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DDI Export: dataKind ei käänn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DDI Export: abstract ja sampProc-kentissä -![CDATA… vaikkei sisällön pitäisi alka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yhjän muuttujan lisääminen antaa virheilmoituksen</text:p>
          </table:table-cell>
          <table:table-cell table:number-columns-repeated="1019"/>
        </table:table-row>
        <table:table-row table:style-name="ro8">
          <table:table-cell table:style-name="ce15"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498" calcext:value-type="float">
            <text:p>498</text:p>
          </table:table-cell>
          <table:table-cell office:value-type="string" calcext:value-type="string">
            <text:p>API: Tallennusoperaation käyttö epävarma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Kun tekee hyväksttyyn aineistoon uuden luonnoksen, mutta ei muuta mitään, ja hyväksyy, tulee uusi revisi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77" calcext:value-type="float">
            <text:p>477</text:p>
          </table:table-cell>
          <table:table-cell office:value-type="string" calcext:value-type="string">
            <text:p>Metka ei toimi näin: jos käyttöoikeus = embargo, herätekentät ovat pakolli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76" calcext:value-type="float">
            <text:p>476</text:p>
          </table:table-cell>
          <table:table-cell office:value-type="string" calcext:value-type="string">
            <text:p>Metka antoi hyväksyä aineiston, vaikka sopimustapa oli valittu ja spoimuspvn puuttui – ei pitäisi toimi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Julkaisujen lisääminen hyväksytyille aineistoille ei kasvata automaattisesti kuvailun versionumer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arjakuvausten muuttaminen hyväksytyiltä aineistoilta ei kasvata sarjaan kuuluvien aineistojen kuvailuversioita</text:p>
          </table:table-cell>
          <table:table-cell table:style-name="ce15" table:number-columns-repeated="4"/>
          <table:table-cell/>
          <table:table-cell table:style-name="ce15" table:number-columns-repeated="3"/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irheitä sisältävien aineistojen haku virhepistemääräll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omakehauissa ongelma pudotusvalikoilla tapahtuvissa hauiss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0" calcext:value-type="float">
            <text:p>770</text:p>
          </table:table-cell>
          <table:table-cell table:style-name="ce15" office:value-type="string" calcext:value-type="string">
            <text:p>Datakonf, vakioarvon valin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563" calcext:value-type="float">
            <text:p>563</text:p>
          </table:table-cell>
          <table:table-cell office:value-type="string" calcext:value-type="string">
            <text:p>Metka ei tarkasta onko uusi versionumero suurempi kuin entis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string" calcext:value-type="string">
            <text:p>819 792</text:p>
          </table:table-cell>
          <table:table-cell office:value-type="string" calcext:value-type="string">
            <text:p>Rajoitteissa voisi ilmaista millä tasolla ollaan menossa</text:p>
          </table:table-cell>
          <table:table-cell table:number-columns-repeated="7"/>
          <table:table-cell office:value-type="string" calcext:value-type="string">
            <text:p>Ei tehdä? Kysytty riittääkö #396 ja #420 tämän korjaukseksi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793 410 257</text:p>
          </table:table-cell>
          <table:table-cell office:value-type="string" calcext:value-type="string">
            <text:p>Metka ei ilmoita selvästi, että sessio on vanhentunut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445 444</text:p>
          </table:table-cell>
          <table:table-cell office:value-type="string" calcext:value-type="string">
            <text:p>Jos lomakehaussa hakutuloslistauksesta klikkaa jotain hakutulosta, ei hakutuloksiin enää pääse ta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393 98</text:p>
          </table:table-cell>
          <table:table-cell office:value-type="string" calcext:value-type="string">
            <text:p>Metka ei kysy tallennetaanko tiedot, kun käyttäjä siirtyy osiosta toiseen (esim. Aineistosta sarjaan)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32" calcext:value-type="float">
            <text:p>832</text:p>
          </table:table-cell>
          <table:table-cell office:value-type="string" calcext:value-type="string">
            <text:p>Virheellinen viittausmääritys aiheuttaa nullpointer error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5" calcext:value-type="float">
            <text:p>805</text:p>
          </table:table-cell>
          <table:table-cell office:value-type="string" calcext:value-type="string">
            <text:p>Virheilmoitukset, operation succesful with errors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69" calcext:value-type="float">
            <text:p>769</text:p>
          </table:table-cell>
          <table:table-cell office:value-type="string" calcext:value-type="string">
            <text:p>Datakonf, muokkauseditori otsikot puuttuvat</text:p>
          </table:table-cell>
          <table:table-cell table:number-columns-repeated="7"/>
          <table:table-cell office:value-type="string" calcext:value-type="string">
            <text:p>Lisätään tarvittavat – ei rekursiivisiin? Mikä on yhden yksittäisen listaitemin otsikko? Nyt Muokkaa / Lisää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ineistojen muuttujien ollessa luonnoatilassa, osalla aineistosta näkyy muuttujien muokkauspäivät osalla ei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ineiston hakulomakkeella kaksiportaisen tieteensanaston sanastojen tiedot menevät se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Joidenkin muuttujien revisiohistoria on tyhjä vaikka muuttujaan on tehty metatietojen muut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649" calcext:value-type="float">
            <text:p>649</text:p>
          </table:table-cell>
          <table:table-cell office:value-type="string" calcext:value-type="string">
            <text:p>Metka ei päivitä itse näyttöä, vaan käyttäjän pitää itse tehdä refreshaus</text:p>
          </table:table-cell>
          <table:table-cell table:number-columns-repeated="7"/>
          <table:table-cell office:value-type="string" calcext:value-type="string">
            <text:p>Eksperttihaun poisto korjattu. muuttujien perusnäkymän muokkauspvm ??? käännösnäkymään pääseminen ????</text:p>
          </table:table-cell>
          <table:table-cell office:value-type="string" calcext:value-type="string">
            <text:p>Sama kuin #507</text:p>
          </table:table-cell>
          <table:table-cell table:number-columns-repeated="1010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641" calcext:value-type="float">
            <text:p>641</text:p>
          </table:table-cell>
          <table:table-cell office:value-type="string" calcext:value-type="string">
            <text:p>Tiedostiliitteen poistamisessa tilaan liittyvi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Jos yksikään havaintoyksikkö ei saa muuttujan luokan arvoa, ei luokan selite ja frekvenssi näy muuttujan näytöllä</text:p>
          </table:table-cell>
          <table:table-cell table:number-columns-repeated="7"/>
          <table:table-cell office:value-type="string" calcext:value-type="string">
            <text:p>Sama kuin #528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95" calcext:value-type="float">
            <text:p>595</text:p>
          </table:table-cell>
          <table:table-cell office:value-type="string" calcext:value-type="string">
            <text:p>liikaa pop-up-ikkunoita</text:p>
          </table:table-cell>
          <table:table-cell table:number-columns-repeated="7"/>
          <table:table-cell office:value-type="string" calcext:value-type="string">
            <text:p>Ei tehdä? Kysytty riittääkö #396 ja #420 tämän korjaukseksi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87" calcext:value-type="float">
            <text:p>587</text:p>
          </table:table-cell>
          <table:table-cell office:value-type="string" calcext:value-type="string">
            <text:p>Virheilmoitus ei kerro virheen tarkkaa syytä tallentaessa</text:p>
          </table:table-cell>
          <table:table-cell table:number-columns-repeated="7"/>
          <table:table-cell office:value-type="string" calcext:value-type="string">
            <text:p>Ei tehdä? Kysytty, eikö kentän merkitseminen punaisella + infoteksti riit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51" calcext:value-type="float">
            <text:p>551</text:p>
          </table:table-cell>
          <table:table-cell office:value-type="string" calcext:value-type="string">
            <text:p>JSON-tiedostojen tallennuksen yhteydessä olisi syytä kystä “Haluatko tehdä muutokset?”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os käyttäjä on ottanut toisen aineiston haltuun kesken käsittelyn, saa alkuperäinen käsittelijä tiedon vasta Tallenna-napin painamisen yhteydessä ilmoituksena Access Denied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Isojen lukujen tunnusluvut menee väär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25" calcext:value-type="float">
            <text:p>525</text:p>
          </table:table-cell>
          <table:table-cell office:value-type="string" calcext:value-type="string">
            <text:p>Revisiovertailussa pitkät tekstit puskevat yli niille varatusta til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Lokalisointi: buttons.js:n osia ei voi lokalisoida</text:p>
          </table:table-cell>
          <table:table-cell table:number-columns-repeated="7"/>
          <table:table-cell office:value-type="string" calcext:value-type="string">
            <office:annotation draw:style-name="gr1" draw:text-style-name="P2" svg:width="82.18pt" svg:height="21.86pt" svg:x="849pt" svg:y="1800.68pt" draw:caption-point-x="-17.29pt" draw:caption-point-y="42.8pt">
              <dc:date>2018-08-22T00:00:00</dc:date>
              <text:p text:style-name="P1"><text:span text:style-name="T1">Ei tehdä</text:span></text:p>
            </office:annotation>
            <text:p>No can do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5" office:value-type="float" office:value="499" calcext:value-type="float">
            <text:p>499</text:p>
          </table:table-cell>
          <table:table-cell office:value-type="string" calcext:value-type="string">
            <text:p>API: Tallennusoperaation palauttamat error-viestit epäselviä</text:p>
          </table:table-cell>
          <table:table-cell table:number-columns-repeated="7"/>
          <table:table-cell office:value-type="string" calcext:value-type="string">
            <text:p>Sama kuin 494, Javadoc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5" office:value-type="float" office:value="481" calcext:value-type="float">
            <text:p>481</text:p>
          </table:table-cell>
          <table:table-cell office:value-type="string" calcext:value-type="string">
            <text:p>Kun klikkaa Aineistot-välilehteä, päätyy tuurista riippuen aineistot tai virheet-välilehde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75" calcext:value-type="float">
            <text:p>475</text:p>
          </table:table-cell>
          <table:table-cell office:value-type="string" calcext:value-type="string">
            <text:p>tekijä/muu tekijä/kerääjä: henkilön muuttaminen organisaatioksi ei onnistu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69" calcext:value-type="float">
            <text:p>469</text:p>
          </table:table-cell>
          <table:table-cell office:value-type="string" calcext:value-type="string">
            <text:p>Sinisessä yläpalkissa tulisi näkyä aineiston n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52" calcext:value-type="float">
            <text:p>452</text:p>
          </table:table-cell>
          <table:table-cell office:value-type="string" calcext:value-type="string">
            <text:p>Pop up -ikkunoissa kursorin pitäisi olla automaattisesti ensimmäisessä täytettävässä kentässä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yhmiteltävät muuttujat pitäisi voida valita valitsemalla 1. ja viimeinen muutuja shift-näppäin pohjassa</text:p>
          </table:table-cell>
          <table:table-cell table:number-columns-repeated="7"/>
          <table:table-cell office:value-type="string" calcext:value-type="string">
            <text:p>Onko toive vai vaatimus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436" calcext:value-type="float">
            <text:p>436</text:p>
          </table:table-cell>
          <table:table-cell office:value-type="string" calcext:value-type="string">
            <text:p>Tallennuksessa “turha” virheilmoitus</text:p>
          </table:table-cell>
          <table:table-cell table:number-columns-repeated="6"/>
          <table:table-cell table:style-name="ce83"/>
          <table:table-cell office:value-type="string" calcext:value-type="string">
            <text:p>Ei toistu, tulee “Lomakkeella ei ollut tallennettavia muutoksia”. Kokeiltu chrome &amp; chromium &amp; firefox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uuttujien perusnäkymässä ei palata aina siihen kohtaan, josta käyttäjä meni syöttämään muuttujan tietoja</text:p>
          </table:table-cell>
          <table:table-cell table:number-columns-repeated="7"/>
          <table:table-cell office:value-type="string" calcext:value-type="string">
            <text:p>Riippuu ilmeisesti muuttujien määräst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427" calcext:value-type="float">
            <text:p>427</text:p>
          </table:table-cell>
          <table:table-cell office:value-type="string" calcext:value-type="string">
            <text:p>Kuvailu-välilehden aukiolleet osiot sulkeutuvat tallentaessa</text:p>
          </table:table-cell>
          <table:table-cell table:number-columns-repeated="7"/>
          <table:table-cell office:value-type="string" calcext:value-type="string">
            <text:p>Riittääkö #404:n korjaus, eli lisätty expand all / collapse all button?</text:p>
          </table:table-cell>
          <table:table-cell office:value-type="string" calcext:value-type="string">
            <text:p>Sama kuin 206</text:p>
          </table:table-cell>
          <table:table-cell table:number-columns-repeated="1010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25" calcext:value-type="float">
            <text:p>425</text:p>
          </table:table-cell>
          <table:table-cell office:value-type="string" calcext:value-type="string">
            <text:p>Metkan antamia ilmoituksia ei voi sulkea yhdellä napin painalluksella (enter)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style-name="ce15"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0" office:value-type="float" office:value="423" calcext:value-type="float">
            <text:p>423</text:p>
          </table:table-cell>
          <table:table-cell office:value-type="string" calcext:value-type="string">
            <text:p>Muuttuja-näyttöjen latautuminen on hid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20" calcext:value-type="float">
            <text:p>420</text:p>
          </table:table-cell>
          <table:table-cell office:value-type="string" calcext:value-type="string">
            <text:p>Konfiguraatioiden editointi-ikkunoiden kokoa ei voi suurenta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Jos aineistoliitteenä laitetaan zip-paketti, sen sisältöä ei näe mistään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396" calcext:value-type="float">
            <text:p>396</text:p>
          </table:table-cell>
          <table:table-cell office:value-type="string" calcext:value-type="string">
            <text:p>pop up -ikkunoita ei voi siirrellä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Kuvailu-välilehdellä tallentaminen heittää käyttäjän välillä perustiedot-välilehteen</text:p>
          </table:table-cell>
          <table:table-cell table:style-name="ce15" table:number-columns-repeated="7"/>
          <table:table-cell table:style-name="ce15"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allenna-napin painaminen käännöspuolella heittää käyttäjän suomipuolelle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uuttujaryhmästä poistetut muuttujat siirtyvät muuttujalistan loppuun eikä omalle paikalleen välilehdellä “muuttujien ryhmittely”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206" calcext:value-type="float">
            <text:p>206</text:p>
          </table:table-cell>
          <table:table-cell office:value-type="string" calcext:value-type="string">
            <text:p>Tallenna-napin painallus sulkee kaikki aukiolevat osiot kuvailu-välilehdellä</text:p>
          </table:table-cell>
          <table:table-cell table:number-columns-repeated="7"/>
          <table:table-cell office:value-type="string" calcext:value-type="string">
            <text:p>Riittääkö #404:n korjaus, eli lisätty expand all / collapse all button?</text:p>
          </table:table-cell>
          <table:table-cell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6" office:value-type="string" calcext:value-type="string">
            <text:p>797 795</text:p>
          </table:table-cell>
          <table:table-cell table:style-name="ce15" office:value-type="string" calcext:value-type="string">
            <text:p>API:n kautta tehty luvaton palautusyritys aiheuttaa poikkeuksen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837" calcext:value-type="float">
            <text:p>837</text:p>
          </table:table-cell>
          <table:table-cell office:value-type="string" calcext:value-type="string">
            <text:p>Tomcat varaa muistia säännöllisesti lisää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7" office:value-type="float" office:value="756" calcext:value-type="float">
            <text:p>756</text:p>
          </table:table-cell>
          <table:table-cell table:style-name="ce15" office:value-type="string" calcext:value-type="string">
            <text:p>konfiguraatiotiedosto kaatoi tomcatin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Metka vapauttaa aineiston ilman sen vapauttamista/käsittelyn lopettamista</text:p>
          </table:table-cell>
          <table:table-cell table:number-columns-repeated="6"/>
          <table:table-cell office:value-type="string" calcext:value-type="string">
            <text:p>??</text:p>
          </table:table-cell>
          <table:table-cell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738" calcext:value-type="float">
            <text:p>738</text:p>
          </table:table-cell>
          <table:table-cell office:value-type="string" calcext:value-type="string">
            <text:p>Muistinhallinnan ongelmi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ineiston voi hyväksyä vaikka tiedostoliite puuttuu levyltä</text:p>
          </table:table-cell>
          <table:table-cell table:style-name="ce15" table:number-columns-repeated="7"/>
          <table:table-cell table:style-name="ce15" office:value-type="string" calcext:value-type="string">
            <text:p>Tarkistus tiedostoliitteen operaatioissa</text:p>
          </table:table-cell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721" calcext:value-type="float">
            <text:p>721</text:p>
          </table:table-cell>
          <table:table-cell office:value-type="string" calcext:value-type="string">
            <text:p>Indeksointi välillä hidasta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appitietojen avaaminen luonnokseksi ja hyväksyminen aiheuttaa välillä mapin revision katoamise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uuttuja- ja muuttujajoukkohaussa filtteröinti “Luonnoksia”-arvolla palauttaa hyväksyttyj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un dataAdmin palauttaa poistetun aineiston, pitää mappitiedot käydä palauttamassa erikseen käsi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etka antaa hyväksyä embargo-aineiston ilman herätepvm ja saajaa ja selitett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SON-tiedoston sanastosta on poistettu termi, joka on osa kuvailua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Aineiston haltuunotto ja tallennus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MQP-viestit: Metka ei käynnistyessään tarkasta onko RabbitMQ päällä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PI: JSON-Payload tallentuu osittain tilanteessa jossa palautuva virheviesti on OPERATION_SUCCESSFUL_WITH_ERRORS</text:p>
          </table:table-cell>
          <table:table-cell table:style-name="ce15" table:number-columns-repeated="7"/>
          <table:table-cell table:style-name="ce15" office:value-type="string" calcext:value-type="string">
            <text:p>virheellinen revisi</text:p>
          </table:table-cell>
          <table:table-cell table:number-columns-repeated="1011"/>
        </table:table-row>
        <table:table-row table:style-name="ro8">
          <table:table-cell table:style-name="ce15"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485" calcext:value-type="float">
            <text:p>485</text:p>
          </table:table-cell>
          <table:table-cell table:style-name="ce15" office:value-type="string" calcext:value-type="string">
            <text:p>en ja sv DDI export -toiminnallisuutta ei voi käyttää aineistolla, joka on jollain toisella käsittelyssä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63" calcext:value-type="float">
            <text:p>863</text:p>
          </table:table-cell>
          <table:table-cell office:value-type="string" calcext:value-type="string">
            <text:p>Indekseri jää jumiin nullpointer errorin jälkeen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51" calcext:value-type="float">
            <text:p>851</text:p>
          </table:table-cell>
          <table:table-cell office:value-type="string" calcext:value-type="string">
            <text:p>Poikkeus luonnosta luotaessa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42" calcext:value-type="float">
            <text:p>842</text:p>
          </table:table-cell>
          <table:table-cell office:value-type="string" calcext:value-type="string">
            <text:p>Aineistohaun yhteydessä tulee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41" calcext:value-type="float">
            <text:p>841</text:p>
          </table:table-cell>
          <table:table-cell office:value-type="string" calcext:value-type="string">
            <text:p>Sarjoista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86" calcext:value-type="float">
            <text:p>686</text:p>
          </table:table-cell>
          <table:table-cell office:value-type="string" calcext:value-type="string">
            <text:p>Yksittäinen 403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38" calcext:value-type="float">
            <text:p>638</text:p>
          </table:table-cell>
          <table:table-cell office:value-type="string" calcext:value-type="string">
            <text:p>Aineiston lomakehaku ei löydä kaikkia soveltuvia aineis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33" calcext:value-type="float">
            <text:p>633</text:p>
          </table:table-cell>
          <table:table-cell office:value-type="string" calcext:value-type="string">
            <text:p>API-bugi joko claimRevision tai saveRevision toimi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25" calcext:value-type="float">
            <text:p>625</text:p>
          </table:table-cell>
          <table:table-cell office:value-type="string" calcext:value-type="string">
            <text:p>muuttujien revisiohistorian vertailu aiheutti java.lang.NullPointerException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18" calcext:value-type="float">
            <text:p>618</text:p>
          </table:table-cell>
          <table:table-cell office:value-type="string" calcext:value-type="string">
            <text:p>Aineiston tallentamisen yhteydessä DataIntegrityViolationExcep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17" calcext:value-type="float">
            <text:p>617</text:p>
          </table:table-cell>
          <table:table-cell office:value-type="string" calcext:value-type="string">
            <text:p>Aineiston tallennuksen yhteydessä ilmoitus “VIRHE: Revisiota ei löydetty”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91" calcext:value-type="float">
            <text:p>591</text:p>
          </table:table-cell>
          <table:table-cell office:value-type="string" calcext:value-type="string">
            <text:p>Aineiston poistossa virhetilann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85" calcext:value-type="float">
            <text:p>585</text:p>
          </table:table-cell>
          <table:table-cell office:value-type="string" calcext:value-type="string">
            <text:p>Aineiston hyväksymisen yhteydessä pitkä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83" calcext:value-type="float">
            <text:p>583</text:p>
          </table:table-cell>
          <table:table-cell office:value-type="string" calcext:value-type="string">
            <text:p>Aineiston lomakehaussa käyttäjän syöttämät hakuavaimet täytyy katkaista *-merki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54" calcext:value-type="float">
            <text:p>554</text:p>
          </table:table-cell>
          <table:table-cell office:value-type="string" calcext:value-type="string">
            <text:p>Käyttäjä sai virheilmoituksen yrittäessään katsoa revisiohistoria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40" calcext:value-type="float">
            <text:p>540</text:p>
          </table:table-cell>
          <table:table-cell office:value-type="string" calcext:value-type="string">
            <text:p>Napit vaihtelee le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38" calcext:value-type="float">
            <text:p>538</text:p>
          </table:table-cell>
          <table:table-cell office:value-type="string" calcext:value-type="string">
            <text:p>Välillä metka ei tee mitään, kun painaa napp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34" calcext:value-type="float">
            <text:p>534</text:p>
          </table:table-cell>
          <table:table-cell office:value-type="string" calcext:value-type="string">
            <text:p>Metka väläyttelee ikkunaa, jossa lukee virhe ja joka poistuu itses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26" calcext:value-type="float">
            <text:p>526</text:p>
          </table:table-cell>
          <table:table-cell office:value-type="string" calcext:value-type="string">
            <text:p>Käyttäjä kirjasi asiasanan, painoi lisää-nappia ja sai virheilmoituks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20" calcext:value-type="float">
            <text:p>520</text:p>
          </table:table-cell>
          <table:table-cell office:value-type="string" calcext:value-type="string">
            <text:p>Käyttäjä teki luonnoksen, poisti tiedon ja painoi hyväksy – tuli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19" calcext:value-type="float">
            <text:p>519</text:p>
          </table:table-cell>
          <table:table-cell office:value-type="string" calcext:value-type="string">
            <text:p>Käyttäjä yritti importoida DDItä ja sai pitkän virheilm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18" calcext:value-type="float">
            <text:p>518</text:p>
          </table:table-cell>
          <table:table-cell office:value-type="string" calcext:value-type="string">
            <text:p>Käyttäjä sai virheilmoituksen, jonka sulkeminen ei onnistun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15" calcext:value-type="float">
            <text:p>515</text:p>
          </table:table-cell>
          <table:table-cell office:value-type="string" calcext:value-type="string">
            <text:p>Suorituskyky: haltuunottopyynnön ja haltuunsaamisen vällinen aikaero voi olla suur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90" calcext:value-type="float">
            <text:p>490</text:p>
          </table:table-cell>
          <table:table-cell office:value-type="string" calcext:value-type="string">
            <text:p>Aineistonhaku antaa virheilmoituksen (erikoismerkit, kauttaviiva, yhdysviiva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54" calcext:value-type="float">
            <text:p>454</text:p>
          </table:table-cell>
          <table:table-cell office:value-type="string" calcext:value-type="string">
            <text:p>Esimerkki metkan hitaude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51" calcext:value-type="float">
            <text:p>451</text:p>
          </table:table-cell>
          <table:table-cell office:value-type="string" calcext:value-type="string">
            <text:p>Eksperttihaku oli väärin kirjoitettu,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35" calcext:value-type="float">
            <text:p>435</text:p>
          </table:table-cell>
          <table:table-cell office:value-type="string" calcext:value-type="string">
            <text:p>Käyttäjä sai virheilmoituksen, että aineistolla on käsittelijä, vaikkei käsittelijää oll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17" calcext:value-type="float">
            <text:p>417</text:p>
          </table:table-cell>
          <table:table-cell office:value-type="string" calcext:value-type="string">
            <text:p>Revisioitavaa objektia ei löydetty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13" calcext:value-type="float">
            <text:p>413</text:p>
          </table:table-cell>
          <table:table-cell office:value-type="string" calcext:value-type="string">
            <text:p>Access Denied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03" calcext:value-type="float">
            <text:p>403</text:p>
          </table:table-cell>
          <table:table-cell office:value-type="string" calcext:value-type="string">
            <text:p>Hae-nappulan painaminen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30" office:value-type="float" office:value="187" calcext:value-type="float">
            <text:p>187</text:p>
          </table:table-cell>
          <table:table-cell office:value-type="string" calcext:value-type="string">
            <text:p>SPSSIO on upotettuna metkan repo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32" calcext:value-type="float">
            <text:p>73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25" calcext:value-type="float">
            <text:p>72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3" calcext:value-type="float">
            <text:p>71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0" calcext:value-type="float">
            <text:p>71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9" calcext:value-type="float">
            <text:p>709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8" calcext:value-type="float">
            <text:p>70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7" calcext:value-type="float">
            <text:p>70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2" calcext:value-type="float">
            <text:p>70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0" calcext:value-type="float">
            <text:p>70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5" calcext:value-type="float">
            <text:p>68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4" calcext:value-type="float">
            <text:p>684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3" calcext:value-type="float">
            <text:p>68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2" calcext:value-type="float">
            <text:p>68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1" calcext:value-type="float">
            <text:p>681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0" calcext:value-type="float">
            <text:p>68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8" calcext:value-type="float">
            <text:p>67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7" calcext:value-type="float">
            <text:p>67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39" calcext:value-type="float">
            <text:p>739</text:p>
          </table:table-cell>
          <table:table-cell office:value-type="string" calcext:value-type="string">
            <text:p>Eksperttihaku räjähtää silmi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37" calcext:value-type="float">
            <text:p>537</text:p>
          </table:table-cell>
          <table:table-cell office:value-type="string" calcext:value-type="string">
            <text:p>käyttäjät turhautuvat ja painelevat rivejä, nappeja jne. useita kertoja, mikä välillä johtaa virheilmoituksiin/virhetilanteis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46" office:value-type="float" office:value="389" calcext:value-type="float">
            <text:p>389</text:p>
          </table:table-cell>
          <table:table-cell office:value-type="string" calcext:value-type="string">
            <text:p>Prosessit kuten hyväksyminen, luonnoksen tekeminen kestävät välillä kauan, eikä metkassa näy merkkej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18" office:value-type="float" office:value="774" calcext:value-type="float">
            <text:p>774</text:p>
          </table:table-cell>
          <table:table-cell office:value-type="string" calcext:value-type="string">
            <text:p>Datakonf, viittaukset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5" calcext:value-type="float">
            <text:p>775</text:p>
          </table:table-cell>
          <table:table-cell office:value-type="string" calcext:value-type="string">
            <text:p>Datakonf, viittaukset</text:p>
          </table:table-cell>
          <table:table-cell table:number-columns-repeated="7"/>
          <table:table-cell office:value-type="string" calcext:value-type="string">
            <text:p>kysymys riittääkö ehdotettu dokupäivitys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835" calcext:value-type="float">
            <text:p>835</text:p>
          </table:table-cell>
          <table:table-cell office:value-type="string" calcext:value-type="string">
            <text:p>GUI-konfiguraation dokumentaatio, displayTypen yliajamisesta ei ole esimerkkiä</text:p>
          </table:table-cell>
          <table:table-cell table:number-columns-repeated="7"/>
          <table:table-cell office:value-type="string" calcext:value-type="string">
            <text:p>Onko toteutettu? Koodissa kommentti: NOTICE: displayType and multichoice are defined attributes in the specification but their implementation is not an immediate concerne so they can be skipped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834" calcext:value-type="float">
            <text:p>834</text:p>
          </table:table-cell>
          <table:table-cell office:value-type="string" calcext:value-type="string">
            <text:p>GUI-konfiguraatio, custom-napin lisäämisestä ei ole dokumentaatiota</text:p>
          </table:table-cell>
          <table:table-cell table:number-columns-repeated="7"/>
          <table:table-cell office:value-type="string" calcext:value-type="string">
            <text:p>Lisätty linkit ohjeistuksee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GUI-dokumentaatio, showReferenceValue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825" calcext:value-type="float">
            <text:p>825</text:p>
          </table:table-cell>
          <table:table-cell office:value-type="string" calcext:value-type="string">
            <text:p>Rajoitteet, unique-rajoitteen scop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Rajoitteet, increasing ja decreasing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821" calcext:value-type="float">
            <text:p>821</text:p>
          </table:table-cell>
          <table:table-cell office:value-type="string" calcext:value-type="string">
            <text:p>Uusi konfiguroitava asia</text:p>
          </table:table-cell>
          <table:table-cell table:number-columns-repeated="7"/>
          <table:table-cell office:value-type="string" calcext:value-type="string">
            <text:p>Kysyin mikä on tämä uusi konfiguroitava asia. Lisäsin linkit konfiguraatioiden muokkauksiin ja esimerkkeihin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Eksperttihaku: pvm aikavälinhaun ohjeistus puuttuu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815" calcext:value-type="float">
            <text:p>815</text:p>
          </table:table-cell>
          <table:table-cell office:value-type="string" calcext:value-type="string">
            <text:p>Kuinka konfiguraatiotiedosto poistetaan?</text:p>
          </table:table-cell>
          <table:table-cell table:number-columns-repeated="7"/>
          <table:table-cell office:value-type="string" calcext:value-type="string">
            <text:p>Avaa config-taulu IDE:ssa ja valitse rivi ja Delete row, onko ok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814" calcext:value-type="float">
            <text:p>814</text:p>
          </table:table-cell>
          <table:table-cell office:value-type="string" calcext:value-type="string">
            <text:p>Miten tietoa haetaan referencecontainer-tyypistä?</text:p>
          </table:table-cell>
          <table:table-cell table:number-columns-repeated="7"/>
          <table:table-cell office:value-type="string" calcext:value-type="string">
            <text:p>Jos kentällä on ruksit kohdissa 'Indeksoidaan' ja 'Yleiseen hakuun', kentän arvo voidaan hakea eksperttihaussa hakuavaimella "general"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90" calcext:value-type="float">
            <text:p>790</text:p>
          </table:table-cell>
          <table:table-cell office:value-type="string" calcext:value-type="string">
            <text:p>Datakonfiguraatio, rajoitteet, vaatimuksen kohteen tyyppi ja kohteen tyyppi</text:p>
          </table:table-cell>
          <table:table-cell table:number-columns-repeated="7"/>
          <table:table-cell office:value-type="string" calcext:value-type="string">
            <text:p>Kappaleessa "Esimerkki kentän arvon tarkastamisesta" on kuvattu esimerkki, jossa Kohteen tyyppi on 'FIELD' ja Vaatimuksen kohteen tyyppi on 'VALUE'. Siellä on tosin typo, eli tekstiosuudessa oleva NOT_EMPTY pitäisi olla REGEX, korjaan sen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30" office:value-type="float" office:value="789" calcext:value-type="float">
            <text:p>789</text:p>
          </table:table-cell>
          <table:table-cell office:value-type="string" calcext:value-type="string">
            <text:p>Datakonfiguraatio, rajoitteet, VALUE ja FIEL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30" office:value-type="float" office:value="785" calcext:value-type="float">
            <text:p>785</text:p>
          </table:table-cell>
          <table:table-cell office:value-type="string" calcext:value-type="string">
            <text:p>Datakonfiguraatio, nimetyt rajoitte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7" calcext:value-type="float">
            <text:p>777</text:p>
          </table:table-cell>
          <table:table-cell office:value-type="string" calcext:value-type="string">
            <text:p>viittausten luomin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Datakonf, viittausten eheys revisiota/revisionablea poistettaessa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3" calcext:value-type="float">
            <text:p>773</text:p>
          </table:table-cell>
          <table:table-cell office:value-type="string" calcext:value-type="string">
            <text:p>Datakonf, dokumentaation järjestys…</text:p>
          </table:table-cell>
          <table:table-cell table:number-columns-repeated="7"/>
          <table:table-cell office:value-type="string" calcext:value-type="string">
            <text:p>Järjestystä selkeytetty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1" calcext:value-type="float">
            <text:p>771</text:p>
          </table:table-cell>
          <table:table-cell office:value-type="string" calcext:value-type="string">
            <text:p>Datakonf, pitää mainita, että vapaatekstikenttä täytyy määrittää</text:p>
          </table:table-cell>
          <table:table-cell table:number-columns-repeated="7"/>
          <table:table-cell office:value-type="string" calcext:value-type="string">
            <text:p>Vaatimus vapaatekstikentästä lisätty esimerkin alkuun ja lisätty linkki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768" calcext:value-type="float">
            <text:p>768</text:p>
          </table:table-cell>
          <table:table-cell office:value-type="string" calcext:value-type="string">
            <text:p>Datakonf, ID-kentän toiminta</text:p>
          </table:table-cell>
          <table:table-cell table:number-columns-repeated="7"/>
          <table:table-cell office:value-type="string" calcext:value-type="string">
            <text:p>Vastaus: “Revision identifioima kenttä on valinnainen, ja jos se ei ole valittuna, niin sitä ei silloin ole.”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767" calcext:value-type="float">
            <text:p>767</text:p>
          </table:table-cell>
          <table:table-cell office:value-type="string" calcext:value-type="string">
            <text:p>Data ja GUI, versionumeron vaikutus</text:p>
          </table:table-cell>
          <table:table-cell table:number-columns-repeated="7"/>
          <table:table-cell office:value-type="string" calcext:value-type="string">
            <text:p>Ei pysty tekemään versiosta 3 versiota 5 !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GUI dokumentaatio, subfieldContainer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62" calcext:value-type="float">
            <text:p>762</text:p>
          </table:table-cell>
          <table:table-cell office:value-type="string" calcext:value-type="string">
            <text:p>Gui dokumentaatio, containerin rakenne</text:p>
          </table:table-cell>
          <table:table-cell table:number-columns-repeated="7"/>
          <table:table-cell office:value-type="string" calcext:value-type="string">
            <text:p>containerin rakenne lisätty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761" calcext:value-type="float">
            <text:p>761</text:p>
          </table:table-cell>
          <table:table-cell office:value-type="string" calcext:value-type="string">
            <text:p>GUI-dokumentaatio, permissions camelCase vai UPPERCASE</text:p>
          </table:table-cell>
          <table:table-cell table:number-columns-repeated="7"/>
          <table:table-cell office:value-type="string" calcext:value-type="string">
            <text:p>Vastaus: “Container-objektin permissions-avaimen tyyppikuvauksessa on linkki Käyttäjien oikeudet -sivulle, josta selviää, että camelCase pätee tässäkin tapauksessa.”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GUI dokumentaatio, hidden-avain</text:p>
          </table:table-cell>
          <table:table-cell table:number-columns-repeated="7"/>
          <table:table-cell office:value-type="string" calcext:value-type="string">
            <text:p>“miten piilotettujen kenttien näkyvyyttä hallinnoidaan.” ?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59" calcext:value-type="float">
            <text:p>759</text:p>
          </table:table-cell>
          <table:table-cell office:value-type="string" calcext:value-type="string">
            <text:p>GUI-dokumentaatio, juurielementtien dokumentaatio</text:p>
          </table:table-cell>
          <table:table-cell table:number-columns-repeated="7"/>
          <table:table-cell office:value-type="string" calcext:value-type="string">
            <text:p>juurielementit selkeytetty, buttons-elementin selite korjattu, dialogTitles puuttuu vielä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18" office:value-type="float" office:value="747" calcext:value-type="float">
            <text:p>747</text:p>
          </table:table-cell>
          <table:table-cell office:value-type="string" calcext:value-type="string">
            <text:p>Gui-dokumentaatio ei löydy showRowAmount, allowDownload</text:p>
          </table:table-cell>
          <table:table-cell table:number-columns-repeated="7"/>
          <table:table-cell office:value-type="string" calcext:value-type="string">
            <text:p>??? koodikommentin perusteella multichoice olisi toteuttamatta? <text:s/>// This is ignored for now but it's included here for completeness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OLR ja Voikko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Datakonfiguraation hallinnointi, versionumeron vaihto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Dokumentaatio tietokannan migraatiosta (esimerkit uudesta mallista?)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pi: editRevision -toiminnassa epäselvyyttä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Uuden sanaston käyttöönotto/revisiointi – onko toteutettu? Dokumentoidaan jos on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621" calcext:value-type="float">
            <text:p>621</text:p>
          </table:table-cell>
          <table:table-cell office:value-type="string" calcext:value-type="string">
            <text:p>Relaatiotietokannan taulujen kenttiä ei ole dokumentoitu, taulukaavio ei ole ajantasalla</text:p>
          </table:table-cell>
          <table:table-cell table:number-columns-repeated="7"/>
          <table:table-cell office:value-type="string" calcext:value-type="string">
            <text:p>Ei näy study_error ja binder_page tauluja??? Uusi taulukaavio tehty 26062018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Lokalisointi: kielen poistaminen/vaihtaminen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513" calcext:value-type="float">
            <text:p>513</text:p>
          </table:table-cell>
          <table:table-cell office:value-type="string" calcext:value-type="string">
            <text:p>Kuinka muokataan viittaustietojen muodostamista</text:p>
          </table:table-cell>
          <table:table-cell table:number-columns-repeated="7"/>
          <table:table-cell office:value-type="string" calcext:value-type="string">
            <text:p>Mitä tarkoittaa viittaustietojen muodostamisen muokkaus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Ohjelmakoodia ei ole kommentoitu ollenkaan</text:p>
          </table:table-cell>
          <table:table-cell table:number-columns-repeated="7"/>
          <table:table-cell office:value-type="string" calcext:value-type="string">
            <text:p>Sama kuin 499, Javadoc, ym. 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849" calcext:value-type="float">
            <text:p>849</text:p>
          </table:table-cell>
          <table:table-cell office:value-type="string" calcext:value-type="string">
            <text:p>Metka poistaa tiedostoliitteet aiemmista versio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662" calcext:value-type="float">
            <text:p>662</text:p>
          </table:table-cell>
          <table:table-cell office:value-type="string" calcext:value-type="string">
            <text:p>API:Suorituskyky massaoperaatioissa – kohtuuton määrä api-kutsuja tietoja noudettaessa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1" table:target-range-address="Majorit.B8:Majorit.E266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12:48:50.451720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4:48:35.852504366</meta:creation-date>
    <dc:date>2018-09-05T10:45:22.521845279</dc:date>
    <meta:editing-duration>P60DT23H27M31S</meta:editing-duration>
    <meta:editing-cycles>194</meta:editing-cycles>
    <meta:generator>LibreOffice/6.0.3.2$Linux_X86_64 LibreOffice_project/00m0$Build-2</meta:generator>
    <meta:document-statistic meta:table-count="2" meta:cell-count="1172" meta:object-count="0"/>
  </office:meta>
</office:document-meta>
</file>